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99bd" officeooo:paragraph-rsid="000a99bd"/>
    </style:style>
    <style:style style:name="P2" style:family="paragraph" style:parent-style-name="Standard">
      <style:text-properties officeooo:rsid="000ad215" officeooo:paragraph-rsid="000ad215"/>
    </style:style>
    <style:style style:name="P3" style:family="paragraph" style:parent-style-name="Standard">
      <style:text-properties officeooo:rsid="000c5986" officeooo:paragraph-rsid="000c5986"/>
    </style:style>
    <style:style style:name="P4" style:family="paragraph" style:parent-style-name="Standard">
      <style:paragraph-properties fo:break-before="page"/>
      <style:text-properties officeooo:rsid="000c5986" officeooo:paragraph-rsid="000c5986"/>
    </style:style>
    <style:style style:name="T1" style:family="text">
      <style:text-properties officeooo:rsid="000bbbe2"/>
    </style:style>
    <style:style style:name="T2" style:family="text">
      <style:text-properties officeooo:rsid="000d59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<text:span text:style-name="T2">página</text:span> inicial é composta por dois elementos, sendo um botão do tipo input, que permite ao usuário a escolha da base de dados presente na máquina, e um outro botão do tipo submit que confirma o envio da base de dados para a pasta do projeto, para que seja utilizada nas demais telas.</text:p>
      <text:p text:style-name="P1"/>
      <text:p text:style-name="P2">A segunda <text:span text:style-name="T2">página</text:span> é compo<text:span text:style-name="T1">s</text:span>ta por uma tabela que lista todos os dados da base de dados, permitindo a visualização completa desses dados. Nessa tela também est<text:span text:style-name="T1">ão presentes um elemento select multiple, que permite que o usuário escolha as colunas que irá usar para a construção de uma nova base de dados apenas com os dados selecionados pelo usuário.</text:span></text:p>
      <text:p text:style-name="P2"/>
      <text:p text:style-name="P3">A terceira <text:span text:style-name="T2">página</text:span> é responsável por listar <text:span text:style-name="T2">os dado que foram selecionados na página anterio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6:16:33.155302826</meta:creation-date>
    <dc:date>2019-11-15T21:31:46.741501482</dc:date>
    <meta:editing-duration>PT17M6S</meta:editing-duration>
    <meta:editing-cycles>1</meta:editing-cycles>
    <meta:document-statistic meta:table-count="0" meta:image-count="0" meta:object-count="0" meta:page-count="1" meta:paragraph-count="3" meta:word-count="128" meta:character-count="725" meta:non-whitespace-character-count="599"/>
    <meta:generator>LibreOffice/6.0.7.3$Linux_X86_64 LibreOffice_project/00m0$Build-3</meta:generator>
  </office:meta>
</office:document-meta>
</file>